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599000004005565C5C52D3CBEF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ff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color="#ffff00" style:text-outline="false" fo:font-size="14pt" fo:font-weight="normal" fo:background-color="transparent" style:font-size-asian="14pt" style:font-weight-asian="normal" style:font-size-complex="14pt" style:font-weight-complex="normal" style:font-relief="none"/>
    </style:style>
    <style:style style:name="P4" style:family="paragraph">
      <loext:graphic-properties draw:fill="none"/>
      <style:paragraph-properties fo:text-align="start"/>
      <style:text-properties fo:color="#ffff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00" style:text-outline="false" fo:font-size="14pt" fo:font-weight="normal" fo:background-color="transparent" style:font-size-asian="14pt" style:font-weight-asian="normal" style:font-size-complex="14pt" style:font-weight-complex="normal" style:font-relief="none"/>
    </style:style>
    <style:style style:name="T2" style:family="text">
      <style:text-properties fo:color="#ffff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5cm" svg:height="6.966cm" svg:x="2.5cm" svg:y="1.303cm">
          <draw:image xlink:href="Pictures/1000000000000599000004005565C5C52D3CBEF8.png" xlink:type="simple" xlink:show="embed" xlink:actuate="onLoad">
            <text:p/>
          </draw:image>
        </draw:frame>
        <draw:custom-shape draw:style-name="gr2" draw:text-style-name="P3" draw:layer="layout" svg:width="9.75cm" svg:height="1.732cm" svg:x="2.5cm" svg:y="1.307cm">
          <text:p text:style-name="P2"><text:span text:style-name="T1">Proc 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75cm" svg:height="1.732cm" svg:x="2.5cm" svg:y="3.054cm">
          <text:p text:style-name="P2"><text:span text:style-name="T2">Proc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75cm" svg:height="1.732cm" svg:x="2.5cm" svg:y="4.786cm">
          <text:p text:style-name="P2"><text:span text:style-name="T2">Proc 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75cm" svg:height="1.732cm" svg:x="2.5cm" svg:y="6.518cm">
          <text:p text:style-name="P2"><text:span text:style-name="T2">Proc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